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26b2" officeooo:paragraph-rsid="001c26b2"/>
    </style:style>
    <style:style style:name="P2" style:family="paragraph" style:parent-style-name="Standard">
      <style:text-properties officeooo:rsid="001c96fd" officeooo:paragraph-rsid="001c96fd"/>
    </style:style>
    <style:style style:name="P3" style:family="paragraph" style:parent-style-name="Text_20_body">
      <style:text-properties officeooo:rsid="001c26b2" officeooo:paragraph-rsid="001c26b2"/>
    </style:style>
    <style:style style:name="P4" style:family="paragraph" style:parent-style-name="Text_20_body">
      <style:text-properties officeooo:rsid="001f3774" officeooo:paragraph-rsid="001f3774"/>
    </style:style>
    <style:style style:name="P5" style:family="paragraph" style:parent-style-name="Text_20_body">
      <style:text-properties officeooo:rsid="001f3774" officeooo:paragraph-rsid="00279d80"/>
    </style:style>
    <style:style style:name="P6" style:family="paragraph" style:parent-style-name="Text_20_body">
      <style:text-properties officeooo:rsid="001f3774" officeooo:paragraph-rsid="002bcf34"/>
    </style:style>
    <style:style style:name="P7" style:family="paragraph" style:parent-style-name="Text_20_body">
      <style:text-properties officeooo:rsid="0022a063" officeooo:paragraph-rsid="0022a063"/>
    </style:style>
    <style:style style:name="P8" style:family="paragraph" style:parent-style-name="Text_20_body">
      <style:text-properties officeooo:rsid="002bcf34" officeooo:paragraph-rsid="002bcf34"/>
    </style:style>
    <style:style style:name="P9" style:family="paragraph" style:parent-style-name="Text_20_body">
      <style:text-properties officeooo:rsid="003841d9" officeooo:paragraph-rsid="003841d9"/>
    </style:style>
    <style:style style:name="P10" style:family="paragraph" style:parent-style-name="Text_20_body">
      <style:text-properties officeooo:rsid="003ac9a0" officeooo:paragraph-rsid="003ac9a0"/>
    </style:style>
    <style:style style:name="P11" style:family="paragraph" style:parent-style-name="Text_20_body">
      <style:text-properties officeooo:rsid="003e27c5" officeooo:paragraph-rsid="003e27c5"/>
    </style:style>
    <style:style style:name="P12" style:family="paragraph" style:parent-style-name="Heading_20_3">
      <style:text-properties officeooo:rsid="001c96fd" officeooo:paragraph-rsid="001c96f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officeooo:rsid="003e27c5" officeooo:paragraph-rsid="003e27c5"/>
    </style:style>
    <style:style style:name="P16" style:family="paragraph" style:parent-style-name="Text_20_body">
      <style:text-properties officeooo:rsid="004184b5" officeooo:paragraph-rsid="004184b5"/>
    </style:style>
    <style:style style:name="P17" style:family="paragraph" style:parent-style-name="Text_20_body">
      <style:text-properties officeooo:rsid="00425c28" officeooo:paragraph-rsid="00425c28"/>
    </style:style>
    <style:style style:name="P18" style:family="paragraph" style:parent-style-name="Text_20_body">
      <style:text-properties officeooo:rsid="00461859" officeooo:paragraph-rsid="00461859"/>
    </style:style>
    <style:style style:name="P19" style:family="paragraph" style:parent-style-name="Text_20_body">
      <style:text-properties officeooo:rsid="003ac9a0" officeooo:paragraph-rsid="003ac9a0"/>
    </style:style>
    <style:style style:name="P20" style:family="paragraph" style:parent-style-name="Text_20_body" style:list-style-name="L2">
      <style:paragraph-properties fo:margin-top="0cm" fo:margin-bottom="0cm" loext:contextual-spacing="false"/>
    </style:style>
    <style:style style:name="T1" style:family="text">
      <style:text-properties fo:font-weight="bold"/>
    </style:style>
    <style:style style:name="T2" style:family="text">
      <style:text-properties officeooo:rsid="00279d80"/>
    </style:style>
    <style:style style:name="T3" style:family="text">
      <style:text-properties officeooo:rsid="002bcf34"/>
    </style:style>
    <style:style style:name="T4" style:family="text">
      <style:text-properties officeooo:rsid="00342a6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P2">What is Linux ?</text:p>
      <text:h text:style-name="P12" text:outline-level="3"><text:span text:style-name="Strong_20_Emphasis">What is Linux?</text:span></text:h>
      <text:p text:style-name="Text_20_body">Just like Windows XP, Windows 7, Windows 8, and Mac OS X, Linux is an operating system. An operating system is software that manages all of the hardware resources associated with your desktop or laptop. To put it simply – the operating system manages the communication between your software and your hardware. Without the operating system (often referred to as the “OS”), the software wouldn’t function.</text:p>
      <text:p text:style-name="Text_20_body">The OS is comprised of a number of pieces: </text:p>
      <text:list xml:id="list5598622190229348050" text:style-name="L1">
        <text:list-item>
          <text:p text:style-name="P13"><text:span text:style-name="Strong_20_Emphasis">The Bootloader:</text:span> The software that manages the boot process of your computer. For most users, this will simply be a splash screen that pops up and eventually goes away to boot into the operating system.</text:p>
        </text:list-item>
        <text:list-item>
          <text:p text:style-name="P13"><text:span text:style-name="Strong_20_Emphasis">The kernel:</text:span> This is the one piece of the whole that is actually called “Linux”. The kernel is the core of the system and manages the CPU, memory, and peripheral devices. The kernel is the “lowest” level of the OS.</text:p>
        </text:list-item>
        <text:list-item>
          <text:p text:style-name="P13"><text:span text:style-name="Strong_20_Emphasis">Daemons:</text:span> These are background services (printing, sound, scheduling, etc) that either start up during boot, or after you log into the desktop.</text:p>
        </text:list-item>
        <text:list-item>
          <text:p text:style-name="P13"><text:span text:style-name="Strong_20_Emphasis">The Shell:</text:span> You’ve probably heard mention of the Linux command line. This is the shell – a command process that allows you to control the computer via commands typed into a text interface. This is what, at one time, scared people away from Linux the most (assuming they had to learn a seemingly archaic command line structure to make Linux work). This is no longer the case. With modern desktop Linux, there is no need to ever touch the command line.</text:p>
        </text:list-item>
        <text:list-item>
          <text:p text:style-name="P13"><text:span text:style-name="Strong_20_Emphasis">Graphical Server:</text:span> This is the sub-system that displays the graphics on your monitor. It is commonly referred to as the X server or just “X”.</text:p>
        </text:list-item>
        <text:list-item>
          <text:p text:style-name="P13"><text:span text:style-name="Strong_20_Emphasis">Desktop Environment:</text:span> This is the piece of the puzzle that the users actually interact with. There are many desktop environments to choose from (Unity, GNOME, Cinnamon, Enlightenment, KDE, XFCE, etc). Each desktop environment includes built-in applications (such as file managers, configuration tools, web browsers, games, etc).</text:p>
        </text:list-item>
        <text:list-item>
          <text:p text:style-name="P13"><text:span text:style-name="Strong_20_Emphasis">Applications:</text:span> Desktop environments do not offer the full array of apps. Just like Windows and Mac, Linux offers thousands upon thousands of high-quality software titles that can be easily found and installed. Most modern Linux distributions (more on this in a moment) include App Store-like tools that centralize and simplify application installation. For example: Ubuntu Linux has the Ubuntu Software Center (Figure 1) which allows you to quickly search among the thousands of apps and install them from one centralized location. </text:p>
        </text:list-item>
      </text:list>
      <text:p text:style-name="P2"/>
      <text:p text:style-name="Standard"/>
      <text:p text:style-name="Standard"/>
      <text:p text:style-name="Standard"/>
      <text:p text:style-name="Standard"/>
      <text:p text:style-name="Standard"><text:soft-page-break/>***********</text:p>
      <text:p text:style-name="P1">Directory Structure in Linux</text:p>
      <text:p text:style-name="P3">/ is the root directory </text:p>
      <text:list xml:id="list7551763529578999869" text:style-name="L2">
        <text:list-item>
          <text:p text:style-name="P20">/bin/ and /usr/bin/ store user commands. </text:p>
        </text:list-item>
        <text:list-item>
          <text:p text:style-name="P20">/boot/ contains files used for system startup including the kernel. </text:p>
        </text:list-item>
        <text:list-item>
          <text:p text:style-name="P20">/dev/ contains device files </text:p>
        </text:list-item>
        <text:list-item>
          <text:p text:style-name="P20">/etc/ is where configuration files and directories are located. </text:p>
        </text:list-item>
        <text:list-item>
          <text:p text:style-name="P20">/home/ is the default location for users‟ home directories. </text:p>
        </text:list-item>
        <text:list-item>
          <text:p text:style-name="P20">/initrd/ is used to load required device modules and mount the initrd.img image file during system startup. </text:p>
        </text:list-item>
        <text:list-item>
          <text:p text:style-name="P20">/lib/ and /usr/lib/ hold library files used by programs in /bin/ and /sbin/. </text:p>
        </text:list-item>
        <text:list-item>
          <text:p text:style-name="P20">/lost+found/ holds orphaned files (files without names) found by <text:span text:style-name="T1">fsck</text:span> </text:p>
        </text:list-item>
        <text:list-item>
          <text:p text:style-name="P20">/mnt/ holds the mount points for file systems that were mounted after boot. </text:p>
        </text:list-item>
        <text:list-item>
          <text:p text:style-name="P20">/opt/ is used primarily for installation and unintallation of third-party software. Holds optional files and programs. </text:p>
        </text:list-item>
        <text:list-item>
          <text:p text:style-name="P20">/proc/ is a virtual directory (not actually stored on the disk) which holds system information required by certain programs. </text:p>
        </text:list-item>
        <text:list-item>
          <text:p text:style-name="P20">/root/ is the home directory of the superuser "root" </text:p>
        </text:list-item>
        <text:list-item>
          <text:p text:style-name="P20">/sbin/ and /usr/sbin/ store system commands. </text:p>
        </text:list-item>
        <text:list-item>
          <text:p text:style-name="P20">/tmp/ is the system temporary directory. All users have read+write access to /tmp/. </text:p>
        </text:list-item>
        <text:list-item>
          <text:p text:style-name="P20">/usr/ contains files related to users such as application files and related library files ("usr" is an acronym that stands for UNIX system resources). </text:p>
        </text:list-item>
        <text:list-item>
          <text:p text:style-name="P14">/var/ (as in "variable") holds files and directories that are constantly changing such as printer spools and log files. </text:p>
        </text:list-item>
      </text:list>
      <text:p text:style-name="Text_20_body"/>
      <text:p text:style-name="Text_20_body">***********</text:p>
      <text:p text:style-name="P4">command- </text:p>
      <text:p text:style-name="P4">ls -l </text:p>
      <text:p text:style-name="P4">(it will give all the files and directories with information(permission,size of file etc))</text:p>
      <text:p text:style-name="P8">total 10152</text:p>
      <text:p text:style-name="P8">drwxr-xr-x <text:s text:c="2"/>2 root root <text:s text:c="4"/>4096 Jul <text:s/>8 02:44 bin</text:p>
      <text:p text:style-name="P8">drwxr-xr-x <text:s text:c="2"/>3 root root <text:s text:c="4"/>4096 Jul <text:s/>9 00:38 boot</text:p>
      <text:p text:style-name="P8">drwxrwxr-x <text:s text:c="2"/>2 root root <text:s text:c="4"/>4096 Jul <text:s/>8 <text:s/>2017 cdrom</text:p>
      <text:p text:style-name="P8">-rw------- <text:s text:c="2"/>1 root root 10293248 May <text:s/>6 <text:s/>2018 core</text:p>
      <text:p text:style-name="P8">drwxr-xr-x <text:s/>20 root root <text:s text:c="4"/>4220 Nov 21 21:50 dev</text:p>
      <text:p text:style-name="P8">drwxr-xr-x 156 root root <text:s text:c="3"/>12288 Sep 22 01:25 etc</text:p>
      <text:p text:style-name="P8">drwxr-xr-x <text:s text:c="2"/>3 root root <text:s text:c="4"/>4096 Jul <text:s/>8 <text:s/>2017 home</text:p>
      <text:p text:style-name="P8"><text:soft-page-break/>lrwxrwxrwx <text:s text:c="2"/>1 root root <text:s text:c="6"/>33 Jul <text:s/>8 11:38 initrd.img -&gt; boot/initrd.img-4.4.0-130-generic</text:p>
      <text:p text:style-name="P8">lrwxrwxrwx <text:s text:c="2"/>1 root root <text:s text:c="6"/>33 May 15 <text:s/>2018 initrd.img.old -&gt; boot/initrd.img-4.4.0-124-generic</text:p>
      <text:p text:style-name="P8">drwxr-xr-x <text:s/>23 root root <text:s text:c="4"/>4096 Apr <text:s/>2 <text:s/>2018 lib</text:p>
      <text:p text:style-name="P8">drwxr-xr-x <text:s text:c="2"/>2 root root <text:s text:c="4"/>4096 Feb 24 <text:s/>2018 lib64</text:p>
      <text:p text:style-name="P8">drwx------ <text:s text:c="2"/>2 root root <text:s text:c="3"/>16384 Jul <text:s/>8 <text:s/>2017 lost+found</text:p>
      <text:p text:style-name="P8">drwxr-xr-x <text:s text:c="2"/>3 root root <text:s text:c="4"/>4096 Jul <text:s/>8 <text:s/>2017 media</text:p>
      <text:p text:style-name="P8">drwxr-xr-x <text:s text:c="2"/>2 root root <text:s text:c="4"/>4096 Jul 20 <text:s/>2016 mnt</text:p>
      <text:p text:style-name="P8">drwxr-xr-x <text:s text:c="2"/>7 root root <text:s text:c="4"/>4096 Sep 16 00:44 opt</text:p>
      <text:p text:style-name="P8">dr-xr-xr-x 267 root root <text:s text:c="7"/>0 Nov 21 21:50 proc</text:p>
      <text:p text:style-name="P8">drwx------ <text:s/>12 root root <text:s text:c="4"/>4096 Sep 16 01:43 root</text:p>
      <text:p text:style-name="P8">drwxr-xr-x <text:s/>30 root root <text:s text:c="5"/>920 Nov 21 21:53 run</text:p>
      <text:p text:style-name="P8">drwxr-xr-x <text:s text:c="2"/>2 root root <text:s text:c="3"/>12288 Jul <text:s/>8 02:44 sbin</text:p>
      <text:p text:style-name="P8">drwxr-xr-x <text:s text:c="2"/>5 root root <text:s text:c="4"/>4096 Jul <text:s/>8 02:42 snap</text:p>
      <text:p text:style-name="P8">drwxr-xr-x <text:s text:c="2"/>2 root root <text:s text:c="4"/>4096 Jul 20 <text:s/>2016 srv</text:p>
      <text:p text:style-name="P8">dr-xr-xr-x <text:s/>13 root root <text:s text:c="7"/>0 Nov 21 21:50 sys</text:p>
      <text:p text:style-name="P8">drwxrwxrwt <text:s/>22 root root <text:s text:c="4"/>4096 Nov 21 22:25 tmp</text:p>
      <text:p text:style-name="P8">drwxr-xr-x <text:s/>11 root root <text:s text:c="4"/>4096 Jul 10 01:27 usr</text:p>
      <text:p text:style-name="P8">drwxr-xr-x <text:s/>16 root root <text:s text:c="4"/>4096 Sep 16 00:44 var</text:p>
      <text:p text:style-name="P8">lrwxrwxrwx <text:s text:c="2"/>1 root root <text:s text:c="6"/>30 Jul <text:s/>8 11:38 vmlinuz -&gt; boot/vmlinuz-4.4.0-130-generic</text:p>
      <text:p text:style-name="P8">lrwxrwxrwx <text:s text:c="2"/>1 root root <text:s text:c="6"/>30 May 15 <text:s/>2018 vmlinuz.old -&gt; boot/vmlinuz-4.4.0-124-generic</text:p>
      <text:p text:style-name="P8">abhishek@abhishek-Vostro-2520:/$ ls -lh</text:p>
      <text:p text:style-name="P8">total 10M</text:p>
      <text:p text:style-name="P8">drwxr-xr-x <text:s text:c="2"/>2 root root 4.0K Jul <text:s/>8 02:44 bin</text:p>
      <text:p text:style-name="P8">drwxr-xr-x <text:s text:c="2"/>3 root root 4.0K Jul <text:s/>9 00:38 boot</text:p>
      <text:p text:style-name="P8">drwxrwxr-x <text:s text:c="2"/>2 root root 4.0K Jul <text:s/>8 <text:s/>2017 cdrom</text:p>
      <text:p text:style-name="P8">-rw------- <text:s text:c="2"/>1 root root 9.9M May <text:s/>6 <text:s/>2018 core</text:p>
      <text:p text:style-name="P8">drwxr-xr-x <text:s/>20 root root 4.2K Nov 21 21:50 dev</text:p>
      <text:p text:style-name="P8">drwxr-xr-x 156 root root <text:s/>12K Sep 22 01:25 etc</text:p>
      <text:p text:style-name="P8">drwxr-xr-x <text:s text:c="2"/>3 root root 4.0K Jul <text:s/>8 <text:s/>2017 home</text:p>
      <text:p text:style-name="P8">lrwxrwxrwx <text:s text:c="2"/>1 root root <text:s text:c="2"/>33 Jul <text:s/>8 11:38 initrd.img -&gt; boot/initrd.img-4.4.0-130-generic</text:p>
      <text:p text:style-name="P8">lrwxrwxrwx <text:s text:c="2"/>1 root root <text:s text:c="2"/>33 May 15 <text:s/>2018 initrd.img.old -&gt; boot/initrd.img-4.4.0-124-generic</text:p>
      <text:p text:style-name="P8"><text:soft-page-break/>drwxr-xr-x <text:s/>23 root root 4.0K Apr <text:s/>2 <text:s/>2018 lib</text:p>
      <text:p text:style-name="P8">drwxr-xr-x <text:s text:c="2"/>2 root root 4.0K Feb 24 <text:s/>2018 lib64</text:p>
      <text:p text:style-name="P8">drwx------ <text:s text:c="2"/>2 root root <text:s/>16K Jul <text:s/>8 <text:s/>2017 lost+found</text:p>
      <text:p text:style-name="P8">drwxr-xr-x <text:s text:c="2"/>3 root root 4.0K Jul <text:s/>8 <text:s/>2017 media</text:p>
      <text:p text:style-name="P8">drwxr-xr-x <text:s text:c="2"/>2 root root 4.0K Jul 20 <text:s/>2016 mnt</text:p>
      <text:p text:style-name="P8">drwxr-xr-x <text:s text:c="2"/>7 root root 4.0K Sep 16 00:44 opt</text:p>
      <text:p text:style-name="P8">dr-xr-xr-x 263 root root <text:s text:c="3"/>0 Nov 21 21:50 proc</text:p>
      <text:p text:style-name="P8">drwx------ <text:s/>12 root root 4.0K Sep 16 01:43 root</text:p>
      <text:p text:style-name="P8">drwxr-xr-x <text:s/>30 root root <text:s/>920 Nov 21 21:53 run</text:p>
      <text:p text:style-name="P8">drwxr-xr-x <text:s text:c="2"/>2 root root <text:s/>12K Jul <text:s/>8 02:44 sbin</text:p>
      <text:p text:style-name="P8">drwxr-xr-x <text:s text:c="2"/>5 root root 4.0K Jul <text:s/>8 02:42 snap</text:p>
      <text:p text:style-name="P8">drwxr-xr-x <text:s text:c="2"/>2 root root 4.0K Jul 20 <text:s/>2016 srv</text:p>
      <text:p text:style-name="P8">dr-xr-xr-x <text:s/>13 root root <text:s text:c="3"/>0 Nov 21 22:25 sys</text:p>
      <text:p text:style-name="P8">drwxrwxrwt <text:s/>22 root root 4.0K Nov 21 22:31 tmp</text:p>
      <text:p text:style-name="P8">drwxr-xr-x <text:s/>11 root root 4.0K Jul 10 01:27 usr</text:p>
      <text:p text:style-name="P8">drwxr-xr-x <text:s/>16 root root 4.0K Sep 16 00:44 var</text:p>
      <text:p text:style-name="P8">lrwxrwxrwx <text:s text:c="2"/>1 root root <text:s text:c="2"/>30 Jul <text:s/>8 11:38 vmlinuz -&gt; boot/vmlinuz-4.4.0-130-generic</text:p>
      <text:p text:style-name="P8">lrwxrwxrwx <text:s text:c="2"/>1 root root <text:s text:c="2"/>30 May 15 <text:s/>2018 vmlinuz.old -&gt; boot/vmlinuz-4.4.0-124-generic</text:p>
      <text:p text:style-name="P8">***************</text:p>
      <text:p text:style-name="P7">ls -lh</text:p>
      <text:p text:style-name="P5">(it will give all the files and directories with information(permission,size of file etc) <text:span text:style-name="T2">but in human readable format</text:span>)</text:p>
      <text:p text:style-name="P8">abhishek@abhishek-Vostro-2520:/$ ls -lh</text:p>
      <text:p text:style-name="P8">total 10M</text:p>
      <text:p text:style-name="P8">drwxr-xr-x <text:s text:c="2"/>2 root root 4.0K Jul <text:s/>8 02:44 bin</text:p>
      <text:p text:style-name="P8">drwxr-xr-x <text:s text:c="2"/>3 root root 4.0K Jul <text:s/>9 00:38 boot</text:p>
      <text:p text:style-name="P8">drwxrwxr-x <text:s text:c="2"/>2 root root 4.0K Jul <text:s/>8 <text:s/>2017 cdrom</text:p>
      <text:p text:style-name="P8">-rw------- <text:s text:c="2"/>1 root root 9.9M May <text:s/>6 <text:s/>2018 core</text:p>
      <text:p text:style-name="P8">drwxr-xr-x <text:s/>20 root root 4.2K Nov 21 21:50 dev</text:p>
      <text:p text:style-name="P8">drwxr-xr-x 156 root root <text:s/>12K Sep 22 01:25 etc</text:p>
      <text:p text:style-name="P8">drwxr-xr-x <text:s text:c="2"/>3 root root 4.0K Jul <text:s/>8 <text:s/>2017 home</text:p>
      <text:p text:style-name="P8"><text:soft-page-break/>lrwxrwxrwx <text:s text:c="2"/>1 root root <text:s text:c="2"/>33 Jul <text:s/>8 11:38 initrd.img -&gt; boot/initrd.img-4.4.0-130-generic</text:p>
      <text:p text:style-name="P8">lrwxrwxrwx <text:s text:c="2"/>1 root root <text:s text:c="2"/>33 May 15 <text:s/>2018 initrd.img.old -&gt; boot/initrd.img-4.4.0-124-generic</text:p>
      <text:p text:style-name="P8">drwxr-xr-x <text:s/>23 root root 4.0K Apr <text:s/>2 <text:s/>2018 lib</text:p>
      <text:p text:style-name="P8">drwxr-xr-x <text:s text:c="2"/>2 root root 4.0K Feb 24 <text:s/>2018 lib64</text:p>
      <text:p text:style-name="P8">drwx------ <text:s text:c="2"/>2 root root <text:s/>16K Jul <text:s/>8 <text:s/>2017 lost+found</text:p>
      <text:p text:style-name="P8">drwxr-xr-x <text:s text:c="2"/>3 root root 4.0K Jul <text:s/>8 <text:s/>2017 media</text:p>
      <text:p text:style-name="P8">drwxr-xr-x <text:s text:c="2"/>2 root root 4.0K Jul 20 <text:s/>2016 mnt</text:p>
      <text:p text:style-name="P8">drwxr-xr-x <text:s text:c="2"/>7 root root 4.0K Sep 16 00:44 opt</text:p>
      <text:p text:style-name="P8">dr-xr-xr-x 355 root root <text:s text:c="3"/>0 Nov 21 21:50 proc</text:p>
      <text:p text:style-name="P8">drwx------ <text:s/>12 root root 4.0K Sep 16 01:43 root</text:p>
      <text:p text:style-name="P8">drwxr-xr-x <text:s/>30 root root <text:s/>920 Nov 21 23:56 run</text:p>
      <text:p text:style-name="P8">drwxr-xr-x <text:s text:c="2"/>2 root root <text:s/>12K Jul <text:s/>8 02:44 sbin</text:p>
      <text:p text:style-name="P8">drwxr-xr-x <text:s text:c="2"/>5 root root 4.0K Jul <text:s/>8 02:42 snap</text:p>
      <text:p text:style-name="P8">drwxr-xr-x <text:s text:c="2"/>2 root root 4.0K Jul 20 <text:s/>2016 srv</text:p>
      <text:p text:style-name="P8">dr-xr-xr-x <text:s/>13 root root <text:s text:c="3"/>0 Nov 21 22:25 sys</text:p>
      <text:p text:style-name="P8">drwxrwxrwt <text:s/>22 root root 4.0K Nov 21 23:55 tmp</text:p>
      <text:p text:style-name="P8">drwxr-xr-x <text:s/>11 root root 4.0K Jul 10 01:27 usr</text:p>
      <text:p text:style-name="P8">drwxr-xr-x <text:s/>16 root root 4.0K Sep 16 00:44 var</text:p>
      <text:p text:style-name="P8">lrwxrwxrwx <text:s text:c="2"/>1 root root <text:s text:c="2"/>30 Jul <text:s/>8 11:38 vmlinuz -&gt; boot/vmlinuz-4.4.0-130-generic</text:p>
      <text:p text:style-name="P8">lrwxrwxrwx <text:s text:c="2"/>1 root root <text:s text:c="2"/>30 May 15 <text:s/>2018 vmlinuz.old -&gt; boot/vmlinuz-4.4.0-124-generic</text:p>
      <text:p text:style-name="P4"/>
      <text:p text:style-name="P4">**********</text:p>
      <text:p text:style-name="P8">ls -lSh <text:span text:style-name="T4">or ls -Shl</text:span></text:p>
      <text:p text:style-name="P8"/>
      <text:p text:style-name="P6">(it will give all the files and directories <text:span text:style-name="T3">in sorted order of size </text:span>with information(permission,size of file etc) <text:span text:style-name="T2">but in human readable format</text:span>)</text:p>
      <text:p text:style-name="P6"/>
      <text:p text:style-name="P6">***********</text:p>
      <text:p text:style-name="P9">cp and mv commands</text:p>
      <text:p text:style-name="P10">cp <text:s/>&lt;destination path/file name&gt; &lt;target path/file name&gt; </text:p>
      <text:p text:style-name="P10">mv <text:s/>&lt;destination path/file name&gt; &lt;target path/file name&gt; </text:p>
      <text:p text:style-name="P10"><text:soft-page-break/>***********</text:p>
      <text:p text:style-name="P11">rm -rf </text:p>
      <text:p text:style-name="P11"/>
      <text:p text:style-name="P11">**********</text:p>
      <text:p text:style-name="P16">cat and grep command</text:p>
      <text:p text:style-name="P16">cat "a" Abhi</text:p>
      <text:p text:style-name="P16">cat: a: No such file or directory</text:p>
      <text:p text:style-name="P16">sabh sbds a b c</text:p>
      <text:p text:style-name="P16">abhishek@abhishek-Vostro-2520:~/Desktop$ cat "a" Abhi</text:p>
      <text:p text:style-name="P16">cat: a: No such file or directory</text:p>
      <text:p text:style-name="P16">sabh sbds a b c</text:p>
      <text:p text:style-name="P16">annj ans nbbn a a a a</text:p>
      <text:p text:style-name="P16">kkkkkkkkk</text:p>
      <text:p text:style-name="P16">abhishek@abhishek-Vostro-2520:~/Desktop$ grep "a" Abhi</text:p>
      <text:p text:style-name="P16">sabh sbds a b c</text:p>
      <text:p text:style-name="P16">annj ans nbbn a a a a</text:p>
      <text:p text:style-name="P16"/>
      <text:p text:style-name="P16">*******</text:p>
      <text:p text:style-name="P17">echo and Redirection operator</text:p>
      <text:p text:style-name="P17">abhishek@abhishek-Vostro-2520:~$ echo "my"</text:p>
      <text:p text:style-name="P17">my</text:p>
      <text:p text:style-name="P17">abhishek@abhishek-Vostro-2520:~$ echo "my" &gt; output_files</text:p>
      <text:p text:style-name="P17">abhishek@abhishek-Vostro-2520:~$ cat output_files</text:p>
      <text:p text:style-name="P17">my</text:p>
      <text:p text:style-name="P17">2520:~$ echo "what is my" &gt; output_files</text:p>
      <text:p text:style-name="P17">abhishek@abhishek-Vostro-2520:~$ cat output_files</text:p>
      <text:p text:style-name="P17">what is my</text:p>
      <text:p text:style-name="P17">$ echo "what is my" &gt;&gt; output_files</text:p>
      <text:p text:style-name="P17">abhishek@abhishek-Vostro-2520:~$ cat output_files</text:p>
      <text:p text:style-name="P17">what is my</text:p>
      <text:p text:style-name="P17">what is my</text:p>
      <text:p text:style-name="P17"><text:soft-page-break/>*************</text:p>
      <text:p text:style-name="P17"/>
      <text:p text:style-name="P17">-2520:~$ ifconfig &gt; ifconfig_output</text:p>
      <text:p text:style-name="P17">abhishek@abhishek-Vostro-2520:~$ cat ifconfig_output</text:p>
      <text:p text:style-name="P17">enp9s0 <text:s text:c="3"/>Link encap:Ethernet <text:s/>HWaddr 78:45:c4:c3:df:2e <text:s/></text:p>
      <text:p text:style-name="P17"><text:s text:c="10"/>UP BROADCAST MULTICAST <text:s/>MTU:1500 <text:s/>Metric:1</text:p>
      <text:p text:style-name="P17"><text:s text:c="10"/>RX packets:0 errors:0 dropped:0 overruns:0 frame:0</text:p>
      <text:p text:style-name="P17"><text:s text:c="10"/>TX packets:0 errors:0 dropped:0 overruns:0 carrier:0</text:p>
      <text:p text:style-name="P17"><text:s text:c="10"/>collisions:0 txqueuelen:1000 </text:p>
      <text:p text:style-name="P17"><text:s text:c="10"/>RX bytes:0 (0.0 B) <text:s/>TX bytes:0 (0.0 B)</text:p>
      <text:p text:style-name="P17"/>
      <text:p text:style-name="P17">lo <text:s text:c="7"/>Link encap:Local Loopback <text:s/></text:p>
      <text:p text:style-name="P17"><text:s text:c="10"/>inet addr:127.0.0.1 <text:s/>Mask:255.0.0.0</text:p>
      <text:p text:style-name="P17"><text:s text:c="10"/>inet6 addr: ::1/128 Scope:Host</text:p>
      <text:p text:style-name="P17"><text:s text:c="10"/>UP LOOPBACK RUNNING <text:s/>MTU:65536 <text:s/>Metric:1</text:p>
      <text:p text:style-name="P17"><text:s text:c="10"/>RX packets:26569 errors:0 dropped:0 overruns:0 frame:0</text:p>
      <text:p text:style-name="P17"><text:s text:c="10"/>TX packets:26569 errors:0 dropped:0 overruns:0 carrier:0</text:p>
      <text:p text:style-name="P17"><text:s text:c="10"/>collisions:0 txqueuelen:1 </text:p>
      <text:p text:style-name="P17"><text:s text:c="10"/>RX bytes:3370874 (3.3 MB) <text:s/>TX bytes:3370874 (3.3 MB)</text:p>
      <text:p text:style-name="P17"/>
      <text:p text:style-name="P17">wlp7s0 <text:s text:c="3"/>Link encap:Ethernet <text:s/>HWaddr 9c:2a:70:c3:f7:73 <text:s/></text:p>
      <text:p text:style-name="P17"><text:s text:c="10"/>inet addr:192.168.0.6 <text:s/>Bcast:192.168.0.255 <text:s/>Mask:255.255.255.0</text:p>
      <text:p text:style-name="P17"><text:s text:c="10"/>inet6 addr: fe80::72d2:3f41:3087:3ffe/64 Scope:Link</text:p>
      <text:p text:style-name="P17"><text:s text:c="10"/>UP BROADCAST RUNNING MULTICAST <text:s/>MTU:1500 <text:s/>Metric:1</text:p>
      <text:p text:style-name="P17"><text:s text:c="10"/>RX packets:327109 errors:0 dropped:0 overruns:0 frame:70916</text:p>
      <text:p text:style-name="P17"><text:s text:c="10"/>TX packets:162321 errors:0 dropped:0 overruns:0 carrier:0</text:p>
      <text:p text:style-name="P17"><text:s text:c="10"/>collisions:0 txqueuelen:1000 </text:p>
      <text:p text:style-name="P17"><text:s text:c="10"/>RX bytes:447408824 (447.4 MB) <text:s/>TX bytes:13906347 (13.9 MB)</text:p>
      <text:p text:style-name="P17"><text:s text:c="10"/>Interrupt:19 </text:p>
      <text:p text:style-name="P17">**********************</text:p>
      <text:p text:style-name="P18">find</text:p>
      <text:p text:style-name="P18"><text:soft-page-break/>sudo find /home/ -name A <text:s/>(All files of name A)</text:p>
      <text:p text:style-name="P10"/>
      <text:p text:style-name="P18">sudo find /home/ -size <text:s/>+10M (it will search all files greater than 10 M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22:08:09.732251068</meta:creation-date>
    <meta:generator>LibreOffice/5.1.6.2$Linux_X86_64 LibreOffice_project/10m0$Build-2</meta:generator>
    <dc:date>2018-11-27T01:14:21.785276094</dc:date>
    <meta:editing-duration>PT3H43M44S</meta:editing-duration>
    <meta:editing-cycles>15</meta:editing-cycles>
    <meta:document-statistic meta:table-count="0" meta:image-count="0" meta:object-count="0" meta:page-count="8" meta:paragraph-count="190" meta:word-count="1748" meta:character-count="11153" meta:non-whitespace-character-count="9004"/>
  </office:meta>
</office:document-meta>
</file>